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dash" draw:stroke-dash="Fine_20_Dashed_20__28_var_29_"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dash" draw:stroke-dash="Fine_20_Dashed_20__28_var_29_"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0.295cm"/>
    </style:style>
    <style:style style:name="gr8" style:family="graphic" style:parent-style-name="standard">
      <style:graphic-properties draw:fill="none"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60pt" style:font-size-asian="60pt" style:font-size-complex="60pt"/>
    </style:style>
    <style:style style:name="P3" style:family="paragraph">
      <style:paragraph-properties fo:text-align="center"/>
      <style:text-properties fo:font-size="48pt" style:font-size-asian="48pt" style:font-size-complex="48pt"/>
    </style:style>
    <style:style style:name="P4" style:family="paragraph">
      <style:text-properties fo:font-size="48pt" style:font-size-asian="48pt" style:font-size-complex="48pt"/>
    </style:style>
    <style:style style:name="P5" style:family="paragraph">
      <style:paragraph-properties fo:text-align="end"/>
    </style:style>
    <style:style style:name="P6" style:family="paragraph">
      <style:paragraph-properties fo:text-align="end"/>
      <style:text-properties fo:font-size="48pt" style:font-size-asian="48pt" style:font-size-complex="48pt"/>
    </style:style>
    <style:style style:name="T1" style:family="text">
      <style:text-properties fo:font-size="60pt" style:font-size-asian="60pt" style:font-size-complex="60pt"/>
    </style:style>
    <style:style style:name="T2"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3.04cm" svg:height="4.985cm" svg:x="6.08cm" svg:y="1.97cm">
          <draw:text-box>
            <text:p text:style-name="P1"><text:span text:style-name="T1">Структурная схема универсальной системы терморегулирования на базе</text:span></text:p>
            <text:p text:style-name="P1"><text:span text:style-name="T1">микроконтроллера AVR <text:s/>семейства <text:s/>XMega</text:span></text:p>
          </draw:text-box>
        </draw:frame>
        <draw:custom-shape draw:style-name="gr2" draw:text-style-name="P1" draw:layer="layout" svg:width="37.465cm" svg:height="48.26cm" svg:x="22.59cm" svg:y="7.35cm">
          <text:p/>
          <draw:enhanced-geometry svg:viewBox="0 0 21600 21600" draw:type="rectangle" draw:enhanced-path="M 0 0 L 21600 0 21600 21600 0 21600 0 0 Z N"/>
        </draw:custom-shape>
        <draw:custom-shape draw:style-name="gr3" draw:text-style-name="P3" draw:layer="layout" svg:width="10.795cm" svg:height="6.35cm" svg:x="45.45cm" svg:y="11.16cm">
          <text:p text:style-name="P1"><text:span text:style-name="T2">Устройство</text:span><text:span text:style-name="T2"><text:line-break/></text:span><text:span text:style-name="T2">индикации</text:span></text:p>
          <draw:enhanced-geometry svg:viewBox="0 0 21600 21600" draw:type="rectangle" draw:enhanced-path="M 0 0 L 21600 0 21600 21600 0 21600 0 0 Z N"/>
        </draw:custom-shape>
        <draw:custom-shape draw:style-name="gr3" draw:text-style-name="P3" draw:layer="layout" svg:width="7.62cm" svg:height="6.35cm" svg:x="37.195cm" svg:y="11.16cm">
          <text:p text:style-name="P1"><text:span text:style-name="T2">Память</text:span></text:p>
          <draw:enhanced-geometry svg:viewBox="0 0 21600 21600" draw:type="rectangle" draw:enhanced-path="M 0 0 L 21600 0 21600 21600 0 21600 0 0 Z N"/>
        </draw:custom-shape>
        <draw:custom-shape draw:style-name="gr3" draw:text-style-name="P3" draw:layer="layout" svg:width="20.955cm" svg:height="4.445cm" draw:transform="rotate (-1.57079632679579) translate (58.785cm 33.38cm)">
          <text:p text:style-name="P1"><text:span text:style-name="T2">Блок ШИМ управления</text:span></text:p>
          <draw:enhanced-geometry svg:viewBox="0 0 21600 21600" draw:type="rectangle" draw:enhanced-path="M 0 0 L 21600 0 21600 21600 0 21600 0 0 Z N"/>
        </draw:custom-shape>
        <draw:rect draw:style-name="gr4" draw:text-style-name="P1" draw:layer="layout" svg:width="17.78cm" svg:height="46.355cm" svg:x="64.5cm" svg:y="7.35cm">
          <text:p/>
        </draw:rect>
        <draw:custom-shape draw:style-name="gr3" draw:text-style-name="P3" draw:layer="layout" svg:width="15.875cm" svg:height="6.35cm" svg:x="24.495cm" svg:y="47.99cm">
          <text:p text:style-name="P1"><text:span text:style-name="T2">Устройство ввода</text:span></text:p>
          <draw:enhanced-geometry svg:viewBox="0 0 21600 21600" draw:type="rectangle" draw:enhanced-path="M 0 0 L 21600 0 21600 21600 0 21600 0 0 Z N"/>
        </draw:custom-shape>
        <draw:rect draw:style-name="gr5" draw:text-style-name="P3" draw:layer="layout" svg:width="12.065cm" svg:height="15.24cm" svg:x="35.29cm" svg:y="25.13cm">
          <text:p text:style-name="P1"><text:span text:style-name="T2">Центральный</text:span><text:span text:style-name="T2"><text:line-break/></text:span><text:span text:style-name="T2">процессор</text:span></text:p>
        </draw:rect>
        <draw:custom-shape draw:style-name="gr6" draw:text-style-name="P1" draw:layer="layout" svg:width="6.985cm" svg:height="6.985cm" draw:transform="rotate (-0.785398163398487) translate (58.926cm 17.51cm)">
          <text:p/>
          <draw:enhanced-geometry svg:viewBox="0 0 21600 21600" draw:glue-points="1080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15.875cm" svg:height="17.78cm" svg:x="65.135cm" svg:y="34.655cm">
          <text:p text:style-name="P1"><text:span text:style-name="T2">Нагревательный</text:span><text:span text:style-name="T2"><text:line-break/></text:span><text:span text:style-name="T2">элемент</text:span></text:p>
          <draw:enhanced-geometry svg:viewBox="0 0 21600 21600" draw:type="rectangle" draw:enhanced-path="M 0 0 L 21600 0 21600 21600 0 21600 0 0 Z N"/>
        </draw:custom-shape>
        <draw:custom-shape draw:style-name="gr3" draw:text-style-name="P3" draw:layer="layout" svg:width="11.43cm" svg:height="6.35cm" svg:x="41.64cm" svg:y="47.99cm">
          <text:p text:style-name="P1"><text:span text:style-name="T2">Датчик</text:span><text:span text:style-name="T2"><text:line-break/></text:span><text:span text:style-name="T2">температуры</text:span></text:p>
          <draw:enhanced-geometry svg:viewBox="0 0 21600 21600" draw:type="rectangle" draw:enhanced-path="M 0 0 L 21600 0 21600 21600 0 21600 0 0 Z N"/>
        </draw:custom-shape>
        <draw:custom-shape draw:style-name="gr3" draw:text-style-name="P3" draw:layer="layout" svg:width="26.67cm" svg:height="4.445cm" draw:transform="rotate (-1.57079632679579) translate (28.94cm 19.415cm)">
          <text:p text:style-name="P1"><text:span text:style-name="T2">Сетевой интерфейс</text:span></text:p>
          <draw:enhanced-geometry svg:viewBox="0 0 21600 21600" draw:type="rectangle" draw:enhanced-path="M 0 0 L 21600 0 21600 21600 0 21600 0 0 Z N"/>
        </draw:custom-shape>
        <draw:custom-shape draw:style-name="gr3" draw:text-style-name="P3" draw:layer="layout" svg:width="12.065cm" svg:height="6.35cm" svg:x="24.495cm" svg:y="11.16cm">
          <text:p text:style-name="P1"><text:span text:style-name="T2">Звуковая</text:span><text:span text:style-name="T2"><text:line-break/></text:span><text:span text:style-name="T2">сигнализация</text:span></text:p>
          <draw:enhanced-geometry svg:viewBox="0 0 21600 21600" draw:type="rectangle" draw:enhanced-path="M 0 0 L 21600 0 21600 21600 0 21600 0 0 Z N"/>
        </draw:custom-shape>
        <draw:custom-shape draw:style-name="gr3" draw:text-style-name="P3" draw:layer="layout" svg:width="15.875cm" svg:height="7.839cm" svg:x="65.135cm" svg:y="12.211cm">
          <text:p text:style-name="P1"><text:span text:style-name="T2">Сухой</text:span><text:span text:style-name="T2"><text:line-break/></text:span><text:span text:style-name="T2">датчик</text:span></text:p>
          <text:p text:style-name="P1"><text:span text:style-name="T2">температуры</text:span></text:p>
          <draw:enhanced-geometry svg:viewBox="0 0 21600 21600" draw:type="rectangle" draw:enhanced-path="M 0 0 L 21600 0 21600 21600 0 21600 0 0 Z N"/>
        </draw:custom-shape>
        <draw:custom-shape draw:style-name="gr3" draw:text-style-name="P3" draw:layer="layout" svg:width="15.875cm" svg:height="7.62cm" svg:x="65.135cm" svg:y="24.495cm">
          <text:p text:style-name="P1"><text:span text:style-name="T2">Влажный</text:span><text:span text:style-name="T2"><text:line-break/></text:span><text:span text:style-name="T2">датчик</text:span></text:p>
          <text:p text:style-name="P1"><text:span text:style-name="T2">температуры</text:span></text:p>
          <draw:enhanced-geometry svg:viewBox="0 0 21600 21600" draw:type="rectangle" draw:enhanced-path="M 0 0 L 21600 0 21600 21600 0 21600 0 0 Z N"/>
        </draw:custom-shape>
        <draw:custom-shape draw:style-name="gr6" draw:text-style-name="P1" draw:layer="layout" svg:width="5.08cm" svg:height="4.445cm" svg:x="59.42cm" svg:y="4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4.445cm" svg:height="5.08cm" svg:x="42.91cm" svg:y="41.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4.445cm" svg:height="5.08cm" svg:x="48.625cm" svg:y="35.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4.445cm" svg:height="5.08cm" svg:x="36.56cm" svg:y="41.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3.81cm" svg:height="5.715cm" svg:x="39.735cm" svg:y="18.1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3.81cm" svg:height="5.08cm" svg:x="33.385cm" svg:y="18.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3.81cm" svg:height="5.08cm" svg:x="45.45cm" svg:y="18.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4.445cm" svg:height="4.445cm" svg:x="30.21cm" svg:y="34.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5.08cm" svg:height="4.445cm" draw:transform="rotate (-2.35619449019309) translate (65.52cm 16.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5.08cm" svg:height="4.445cm" draw:transform="rotate (2.3561944901919) translate (62.377cm 31.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5.08cm" svg:height="4.445cm" draw:transform="rotate (-2.35619449019309) translate (54.725cm 27.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2.856cm" svg:height="2.143cm" svg:x="55.61cm" svg:y="21.32cm">
          <draw:text-box>
            <text:p><text:span text:style-name="T2">ОУ</text:span></text:p>
          </draw:text-box>
        </draw:frame>
        <draw:frame draw:style-name="gr7" draw:text-style-name="P6" draw:layer="layout" svg:width="16.51cm" svg:height="2.143cm" svg:x="65.77cm" svg:y="8.382cm">
          <draw:text-box>
            <text:p text:style-name="P5"><text:span text:style-name="T2">Объект управления</text:span></text:p>
          </draw:text-box>
        </draw:frame>
        <draw:frame draw:style-name="gr7" draw:text-style-name="P6" draw:layer="layout" svg:width="21.59cm" svg:height="2.143cm" svg:x="38.465cm" svg:y="7.985cm">
          <draw:text-box>
            <text:p text:style-name="P5"><text:span text:style-name="T2">Управляющее устройство</text:span></text:p>
          </draw:text-box>
        </draw:frame>
        <draw:rect draw:style-name="gr4" draw:text-style-name="P1" draw:layer="layout" svg:width="19.05cm" svg:height="20.955cm" svg:x="2.905cm" svg:y="7.35cm">
          <text:p/>
        </draw:rect>
        <draw:frame draw:style-name="gr7" draw:text-style-name="P6" draw:layer="layout" svg:width="15.24cm" svg:height="4.035cm" svg:x="6.08cm" svg:y="7.985cm">
          <draw:text-box>
            <text:p text:style-name="P5"><text:span text:style-name="T2">Контролирующий сервис</text:span></text:p>
          </draw:text-box>
        </draw:frame>
        <draw:custom-shape draw:style-name="gr3" draw:text-style-name="P3" draw:layer="layout" svg:width="19.05cm" svg:height="6.35cm" svg:x="2.905cm" svg:y="48.625cm">
          <text:p text:style-name="P1"><text:span text:style-name="T2">ПЭВМ</text:span></text:p>
          <draw:enhanced-geometry svg:viewBox="0 0 21600 21600" draw:type="rectangle" draw:enhanced-path="M 0 0 L 21600 0 21600 21600 0 21600 0 0 Z N"/>
        </draw:custom-shape>
        <draw:custom-shape draw:style-name="gr8" draw:text-style-name="P3" draw:layer="layout" svg:width="10.795cm" svg:height="12.065cm" svg:x="6.715cm" svg:y="30.21cm">
          <text:p text:style-name="P1"><text:span text:style-name="T2">Интернет</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4.445cm" svg:height="4.445cm" svg:x="18.78cm" svg:y="34.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13.335cm" svg:height="5.105cm" draw:transform="rotate (-1.57079632679579) translate (8.62cm 12.43cm)">
          <text:p text:style-name="P1"><text:span text:style-name="T2">Интерфейс</text:span><text:span text:style-name="T2"><text:line-break/></text:span><text:span text:style-name="T2">контроля</text:span></text:p>
          <draw:enhanced-geometry svg:viewBox="0 0 21600 21600" draw:type="rectangle" draw:enhanced-path="M 0 0 L 21600 0 21600 21600 0 21600 0 0 Z N"/>
        </draw:custom-shape>
        <draw:custom-shape draw:style-name="gr3" draw:text-style-name="P3" draw:layer="layout" svg:width="13.335cm" svg:height="5.08cm" draw:transform="rotate (-1.57079632679579) translate (20.685cm 12.43cm)">
          <text:p text:style-name="P1"><text:span text:style-name="T2">Сервис</text:span><text:span text:style-name="T2"><text:line-break/></text:span><text:span text:style-name="T2">управления</text:span></text:p>
          <draw:enhanced-geometry svg:viewBox="0 0 21600 21600" draw:type="rectangle" draw:enhanced-path="M 0 0 L 21600 0 21600 21600 0 21600 0 0 Z N"/>
        </draw:custom-shape>
        <draw:custom-shape draw:style-name="gr6" draw:text-style-name="P1" draw:layer="layout" svg:width="4.445cm" svg:height="4.445cm" draw:transform="rotate (1.5707963267946) translate (9.89cm 47.9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4.445cm" svg:height="4.445cm" draw:transform="rotate (1.5707963267946) translate (4.175cm 31.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4.445cm" svg:height="4.445cm" draw:transform="rotate (1.5707963267946) translate (16.24cm 31.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4.445cm" svg:height="4.445cm" svg:x="9.89cm" svg:y="16.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lex Anisimov</meta:initial-creator>
    <meta:creation-date>2011-04-11T00:51:51.79</meta:creation-date>
    <dc:date>2011-05-30T03:48:42.25</dc:date>
    <meta:editing-duration>PT2H14M27S</meta:editing-duration>
    <meta:editing-cycles>14</meta:editing-cycles>
    <meta:generator>OpenOffice.org/3.3$Win32 OpenOffice.org_project/330m20$Build-9567</meta:generator>
    <meta:document-statistic meta:object-count="40"/>
  </office:meta>
</office:document-meta>
</file>